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1.422cm" svg:height="9.338cm" svg:x="9.692cm" svg:y="1.398cm">
            <draw:object draw:notify-on-update-of-ranges="Tabelle1.C6:Tabelle1.C24 Tabelle1.D4:Tabelle1.D4 Tabelle1.D6:Tabelle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LOW ALAR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39940828" calcext:value-type="float">
            <text:p>399408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94082" calcext:value-type="float">
            <text:p>399408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9408" calcext:value-type="float">
            <text:p>39940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9704" calcext:value-type="float">
            <text:p>19970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3136" calcext:value-type="float">
            <text:p>13313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9852" calcext:value-type="float">
            <text:p>9985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9881" calcext:value-type="float">
            <text:p>7988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6568" calcext:value-type="float">
            <text:p>6656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7058" calcext:value-type="float">
            <text:p>57058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5473" calcext:value-type="float">
            <text:p>5547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3254" calcext:value-type="float">
            <text:p>5325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1871" calcext:value-type="float">
            <text:p>51871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9926" calcext:value-type="float">
            <text:p>4992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4378" calcext:value-type="float">
            <text:p>4437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940" calcext:value-type="float">
            <text:p>39940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6627" calcext:value-type="float">
            <text:p>26627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3313" calcext:value-type="float">
            <text:p>133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94" calcext:value-type="float">
            <text:p>3994</text:p>
          </table:table-cell>
        </table:table-row>
      </table:table>
      <table:named-expressions/>
      <table:database-ranges>
        <table:database-range table:name="__Anonymous_Sheet_DB__0" table:target-range-address="Tabelle1.C5:Tabelle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 style:data-style-name="N2" text:time-value="18:03:28.90798324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5:21:08.184000000</meta:creation-date>
    <dc:date>2026-03-23T21:23:12.099468191</dc:date>
    <meta:editing-duration>PT11H50M7S</meta:editing-duration>
    <meta:editing-cycles>12</meta:editing-cycles>
    <meta:generator>LibreOffice/25.8.5.2$Linux_X86_64 LibreOffice_project/580$Build-2</meta:generator>
    <meta:document-statistic meta:table-count="1" meta:cell-count="4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1cm" svg:stroke-color="#ff4000" svg:stroke-opacity="45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23cm" svg:height="9.339cm" xlink:href=".." xlink:type="simple" chart:class="chart:scatter" chart:style-name="ch1">
        <chart:legend chart:legend-position="end" svg:x="28.451cm" svg:y="4.121cm" style:legend-expansion="high" chart:style-name="ch2"/>
        <chart:plot-area chart:style-name="ch3" svg:x="0.628cm" svg:y="0.186cm" svg:width="27.195cm" svg:height="8.967cm">
          <chart:coordinate-region svg:x="2.468cm" svg:y="0.385cm" svg:width="24.956cm" svg:height="8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6:Tabelle1.D24" chart:label-cell-address="Tabelle1.D4:Tabelle1.D4" chart:class="chart:scatter">
            <chart:domain table:cell-range-address="Tabelle1.C6:Tabelle1.C24"/>
            <chart:regression-curve chart:style-name="ch8">
              <chart:equation chart:display-equation="true" chart:display-r-square="false" svg:x="17.183cm" svg:y="2.853cm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e</text:p>
                <draw:g>
                  <svg:desc>Tabelle1.D4:Tabelle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6:Tabelle1.C24</svg:desc>
                </draw:g>
              </table:table-cell>
              <table:table-cell office:value-type="float" office:value="3994082">
                <text:p>3994082</text:p>
                <draw:g>
                  <svg:desc>Tabelle1.D6:Tabelle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99408">
                <text:p>399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9704">
                <text:p>199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33136">
                <text:p>133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99852">
                <text:p>99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9881">
                <text:p>79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6568">
                <text:p>66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7058">
                <text:p>57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55473">
                <text:p>55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3254">
                <text:p>53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51871">
                <text:p>5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49926">
                <text:p>49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39940">
                <text:p>399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7988">
                <text:p>7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3994">
                <text:p>3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